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c01793" style:parent-style-name="Standard">
      <style:paragraph-properties fo:text-align="justify"/>
    </style:style>
    <style:style style:family="paragraph" style:name="af2e911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cda16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e8a094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4b6a5f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a771a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ef16c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5e437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e215da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338f84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dfd8cc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91fdec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b78691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c705e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caa6a4">
      <style:text-properties style:font-name="Verdana" style:font-name-complex="Verdana"/>
    </style:style>
    <style:style style:family="paragraph" style:list-style-name="L1" style:name="a3e1d16" style:parent-style-name="ListParagraph">
      <style:paragraph-properties fo:margin-left="7.5mm" fo:margin-right="0.0mm" fo:text-indent="-7.5mm"/>
    </style:style>
    <style:style style:family="paragraph" style:list-style-name="L1" style:name="ac1ba55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c767b4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148b9e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6844be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a57bd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0d498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67e75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dbf8e6">
      <style:text-properties fo:font-size="10.0pt" fo:font-style="italic" style:font-name="Verdana"/>
    </style:style>
    <style:style style:family="text" style:name="ae251e6">
      <style:text-properties fo:font-size="10.0pt" fo:font-style="italic" style:font-name="Verdana"/>
    </style:style>
    <style:style style:family="text" style:name="a2d3844">
      <style:text-properties fo:font-size="10.0pt" style:font-name="Verdana"/>
    </style:style>
    <style:style style:family="text" style:name="ad87d5f">
      <style:text-properties fo:font-size="10.0pt" style:font-name="Verdana"/>
    </style:style>
    <style:style style:family="text" style:name="abea197">
      <style:text-properties fo:font-size="10.0pt" fo:font-style="italic" style:font-name="Verdana"/>
    </style:style>
    <style:style style:family="text" style:name="ab6cb7b">
      <style:text-properties fo:font-size="10.0pt" style:font-name="Verdana"/>
    </style:style>
    <style:style style:family="text" style:name="ab8b6ef">
      <style:text-properties fo:font-size="10.0pt" fo:font-style="italic" style:font-name="Verdana"/>
    </style:style>
    <style:style style:family="text" style:name="a93e145">
      <style:text-properties style:font-name="Verdana" style:font-name-complex="Verdana"/>
    </style:style>
    <style:style style:family="graphic" style:name="a637e77" style:parent-style-name="Graphics">
      <style:graphic-properties fo:background-color="ffffff" fo:border-bottom="none" fo:border-left="none" fo:border-right="none" fo:border-top="none" fo:margin-left="0.0mm" fo:margin-right="0.0mm" style:vertical-pos="top" style:vertical-rel="paragraph"/>
    </style:style>
    <style:style style:family="paragraph" style:name="ae3a13b" style:parent-style-name="Standard">
      <style:paragraph-properties fo:margin-left="7.5mm" fo:margin-right="0.0mm" fo:text-indent="-7.5mm"/>
      <style:text-properties/>
    </style:style>
    <style:style style:family="paragraph" style:name="a938022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2d31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a61790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4e19ff">
      <style:text-properties fo:font-size="10.0pt" fo:font-style="italic" style:font-name="Verdana" style:font-name-complex="Verdana"/>
    </style:style>
    <style:style style:family="text" style:name="a475eb7">
      <style:text-properties fo:font-size="10.0pt" style:font-name="Verdana" style:font-name-complex="Verdana"/>
    </style:style>
    <style:style style:family="text" style:name="aedb6cf">
      <style:text-properties fo:font-size="10.0pt" fo:font-style="italic" style:font-name="Verdana" style:font-name-complex="Verdana"/>
    </style: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text" style:name="ab805f9" style:parent-style-name="Hyperlink">
      <style:text-properties style:font-name="Verdana" style:font-name-complex="Verdana"/>
    </style:style>
  </office:automatic-styles>
  <office:body>
    <office:text>
      <text:p text:style-name="aa61790"/>
      <text:p text:style-name="ab2d310"/>
      <text:p text:style-name="a938022"/>
      <text:p text:style-name="Standard"/>
      <text:p text:style-name="ae3a13b"><text:span text:style-name="a4e19ff"><text:tab/></text:span><text:span text:style-name="a475eb7">10.3.2<text:s/></text:span><text:span text:style-name="aedb6cf">Formu</text:span><text:span text:style-name="abea197">lar<text:s/></text:span><text:span text:style-name="ad87d5f">Anmeldung zur<text:s/></text:span><text:span text:style-name="a2d3844">Firmvorbereitung</text:span><text:span text:style-name="ae251e6"><text:s/>(</text:span><draw:frame draw:style-name="a637e77" svg:height="1.13mm" svg:width="1.85mm" text:anchor-type="as-char"><draw:image xlink:actuate="onLoad" xlink:href="Pictures/10000000000001CC0000011494C181D9.jpg" xlink:show="embed" xlink:type="simple"/><draw:text-box/></draw:frame><text:span text:style-name="adbf8e6">)</text:span></text:p>
      <text:p text:style-name="a67e75f"/>
      <text:p text:style-name="a40d498"/>
      <text:p text:style-name="aa57bda"/>
      <text:list text:continue-numbering="true" text:style-name="L1">
        <text:list-item>
          <text:p text:style-name="a6844be">eee</text:p>
        </text:list-item>
      </text:list>
      <text:list text:continue-numbering="true" text:style-name="L1">
        <text:list-item>
          <text:list>
            <text:list-item>
              <text:p text:style-name="a148b9e">sdfsdf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c767b4">sfsdf</text:p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c1ba55">sdf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3e1d16"><text:a xlink:href="http://www.heise.de"><text:span text:style-name="Hyperlink">sd</text:span><text:span text:style-name="Hyperlink">fsdf</text:span></text:a></text:p>
                </text:list-item>
              </text:list>
            </text:list-item>
          </text:list>
        </text:list-item>
      </text:list>
      <text:p text:style-name="ac705e0"/>
      <text:list text:continue-numbering="true" text:style-name="L2">
        <text:list-item>
          <text:p text:style-name="ab78691">sdfudigo</text:p>
        </text:list-item>
      </text:list>
      <text:list text:continue-numbering="true" text:style-name="L2">
        <text:list-item>
          <text:list>
            <text:list-item>
              <text:p text:style-name="a91fdec">sjdhskdf</text:p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dfd8cc">sdjfh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338f84">dsfjhsdkf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e215da">sdfjkl</text:p>
                    </text:list-item>
                  </text:list>
                </text:list-item>
              </text:list>
            </text:list-item>
          </text:list>
        </text:list-item>
      </text:list>
      <text:p text:style-name="a5e437c"/>
      <text:p text:style-name="aef16c3"/>
      <text:p text:style-name="aa771aa"/>
      <text:list text:continue-numbering="true" text:style-name="L3">
        <text:list-item>
          <text:p text:style-name="a4b6a5f">Svante</text:p>
        </text:list-item>
      </text:list>
      <text:list text:continue-numbering="true" text:style-name="L3">
        <text:list-item>
          <text:list>
            <text:list-item>
              <text:p text:style-name="ae8a094">2</text:p>
            </text:list-item>
          </text:list>
        </text:list-item>
      </text:list>
      <text:p text:style-name="acda16a"/>
      <text:p text:style-name="af2e911"/>
      <text:p text:style-name="ac0179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505a0f" style:parent-style-name="Header">
      <style:text-properties fo:font-size="10.0pt" style:font-name="Verdana" style:font-name-complex="Verdana" style:font-size-asian="10.0pt"/>
    </style:style>
    <style:style style:family="paragraph" style:name="acc88eb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0b0b1d">
      <style:text-properties fo:font-size="10.0pt" style:font-name="Verdana" style:font-name-complex="Verdana" style:font-size-asian="10.0pt"/>
    </style:style>
    <style:style style:family="paragraph" style:name="a9ff128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9ff128"><text:span text:style-name="a0b0b1d">Handbuch Pastoralbüro<text:tab/>Kapitel 10 – 10.0 Inhaltsverzeichnis</text:span></text:p>
        <text:p text:style-name="acc88eb"/>
        <text:p text:style-name="a505a0f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11S</meta:editing-duration>
  </office:meta>
</office:document-meta>
</file>